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5646in" table:align="left"/>
    </style:style>
    <style:style style:name="Table1.A" style:family="table-column">
      <style:table-column-properties style:column-width="1.0646in"/>
    </style:style>
    <style:style style:name="Table1.B" style:family="table-column">
      <style:table-column-properties style:column-width="1.25in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09e809" officeooo:paragraph-rsid="0009e809"/>
    </style:style>
    <style:style style:name="P2" style:family="paragraph" style:parent-style-name="Standard">
      <style:text-properties officeooo:rsid="0009de74" officeooo:paragraph-rsid="0009de74" fo:background-color="#ffff00"/>
    </style:style>
    <style:style style:name="P3" style:family="paragraph" style:parent-style-name="Standard">
      <style:text-properties officeooo:rsid="0047e4df" officeooo:paragraph-rsid="0047e4df" fo:background-color="#ffff00"/>
    </style:style>
    <style:style style:name="P4" style:family="paragraph" style:parent-style-name="Standard">
      <style:text-properties officeooo:rsid="004c3826" officeooo:paragraph-rsid="004c3826" fo:background-color="#ffff00"/>
    </style:style>
    <style:style style:name="P5" style:family="paragraph" style:parent-style-name="Standard">
      <style:text-properties officeooo:rsid="005080dc" officeooo:paragraph-rsid="005080dc" fo:background-color="#ffff00"/>
    </style:style>
    <style:style style:name="P6" style:family="paragraph" style:parent-style-name="Standard">
      <style:text-properties officeooo:rsid="00639ec4" officeooo:paragraph-rsid="00639ec4" fo:background-color="#ffff00"/>
    </style:style>
    <style:style style:name="P7" style:family="paragraph" style:parent-style-name="Standard">
      <style:text-properties officeooo:rsid="0070cb1c" officeooo:paragraph-rsid="0070cb1c" fo:background-color="#ffff00"/>
    </style:style>
    <style:style style:name="P8" style:family="paragraph" style:parent-style-name="Standard">
      <style:text-properties officeooo:rsid="008fc203" officeooo:paragraph-rsid="008fc203" fo:background-color="#ffff00"/>
    </style:style>
    <style:style style:name="P9" style:family="paragraph" style:parent-style-name="Standard">
      <style:text-properties officeooo:rsid="000c45a0" officeooo:paragraph-rsid="000c45a0"/>
    </style:style>
    <style:style style:name="P10" style:family="paragraph" style:parent-style-name="Standard">
      <style:text-properties officeooo:rsid="000ffa74" officeooo:paragraph-rsid="000ffa74"/>
    </style:style>
    <style:style style:name="P11" style:family="paragraph" style:parent-style-name="Standard">
      <style:text-properties officeooo:rsid="00108914" officeooo:paragraph-rsid="00108914"/>
    </style:style>
    <style:style style:name="P12" style:family="paragraph" style:parent-style-name="Standard">
      <style:text-properties officeooo:rsid="00142a7c" officeooo:paragraph-rsid="00142a7c"/>
    </style:style>
    <style:style style:name="P13" style:family="paragraph" style:parent-style-name="Standard">
      <style:text-properties officeooo:rsid="00144a7f" officeooo:paragraph-rsid="00144a7f"/>
    </style:style>
    <style:style style:name="P14" style:family="paragraph" style:parent-style-name="Standard">
      <style:text-properties officeooo:rsid="001614da" officeooo:paragraph-rsid="001614da"/>
    </style:style>
    <style:style style:name="P15" style:family="paragraph" style:parent-style-name="Standard">
      <style:text-properties officeooo:rsid="00185aec" officeooo:paragraph-rsid="00185aec"/>
    </style:style>
    <style:style style:name="P16" style:family="paragraph" style:parent-style-name="Standard">
      <style:text-properties officeooo:rsid="001a3b80" officeooo:paragraph-rsid="001a3b80"/>
    </style:style>
    <style:style style:name="P17" style:family="paragraph" style:parent-style-name="Standard">
      <style:text-properties officeooo:rsid="001adf65" officeooo:paragraph-rsid="001adf65"/>
    </style:style>
    <style:style style:name="P18" style:family="paragraph" style:parent-style-name="Standard">
      <style:text-properties officeooo:rsid="001c7a8c" officeooo:paragraph-rsid="001c7a8c"/>
    </style:style>
    <style:style style:name="P19" style:family="paragraph" style:parent-style-name="Standard">
      <style:text-properties officeooo:rsid="001c7a8c" officeooo:paragraph-rsid="001e3159"/>
    </style:style>
    <style:style style:name="P20" style:family="paragraph" style:parent-style-name="Standard">
      <style:text-properties officeooo:rsid="0022343e" officeooo:paragraph-rsid="0022343e"/>
    </style:style>
    <style:style style:name="P21" style:family="paragraph" style:parent-style-name="Standard">
      <style:text-properties officeooo:rsid="00231e90" officeooo:paragraph-rsid="00231e90"/>
    </style:style>
    <style:style style:name="P22" style:family="paragraph" style:parent-style-name="Standard">
      <style:text-properties officeooo:rsid="002360b2" officeooo:paragraph-rsid="002360b2"/>
    </style:style>
    <style:style style:name="P23" style:family="paragraph" style:parent-style-name="Standard">
      <style:text-properties officeooo:rsid="0027d89d" officeooo:paragraph-rsid="0027d89d"/>
    </style:style>
    <style:style style:name="P24" style:family="paragraph" style:parent-style-name="Standard">
      <style:text-properties officeooo:rsid="00291bc0" officeooo:paragraph-rsid="00291bc0"/>
    </style:style>
    <style:style style:name="P25" style:family="paragraph" style:parent-style-name="Standard">
      <style:text-properties officeooo:rsid="002d262c" officeooo:paragraph-rsid="002d262c"/>
    </style:style>
    <style:style style:name="P26" style:family="paragraph" style:parent-style-name="Standard">
      <style:text-properties officeooo:rsid="002d262c" officeooo:paragraph-rsid="0031be4d"/>
    </style:style>
    <style:style style:name="P27" style:family="paragraph" style:parent-style-name="Standard">
      <style:text-properties officeooo:rsid="002f0234" officeooo:paragraph-rsid="002f0234"/>
    </style:style>
    <style:style style:name="P28" style:family="paragraph" style:parent-style-name="Standard">
      <style:text-properties officeooo:rsid="002f35c6" officeooo:paragraph-rsid="002f35c6"/>
    </style:style>
    <style:style style:name="P29" style:family="paragraph" style:parent-style-name="Standard">
      <style:text-properties officeooo:rsid="0038a588" officeooo:paragraph-rsid="0038a588"/>
    </style:style>
    <style:style style:name="P30" style:family="paragraph" style:parent-style-name="Standard">
      <style:text-properties officeooo:rsid="003945b1" officeooo:paragraph-rsid="003945b1"/>
    </style:style>
    <style:style style:name="P31" style:family="paragraph" style:parent-style-name="Standard">
      <style:paragraph-properties fo:break-before="page"/>
      <style:text-properties officeooo:rsid="003945b1" officeooo:paragraph-rsid="003945b1"/>
    </style:style>
    <style:style style:name="P32" style:family="paragraph" style:parent-style-name="Standard">
      <style:text-properties officeooo:rsid="003c9b6d" officeooo:paragraph-rsid="003c9b6d"/>
    </style:style>
    <style:style style:name="P33" style:family="paragraph" style:parent-style-name="Standard">
      <style:text-properties officeooo:rsid="003d9af3" officeooo:paragraph-rsid="003d9af3"/>
    </style:style>
    <style:style style:name="P34" style:family="paragraph" style:parent-style-name="Standard">
      <style:text-properties officeooo:rsid="003f4be5" officeooo:paragraph-rsid="003f4be5"/>
    </style:style>
    <style:style style:name="P35" style:family="paragraph" style:parent-style-name="Standard">
      <style:text-properties officeooo:rsid="004004bb" officeooo:paragraph-rsid="004004bb"/>
    </style:style>
    <style:style style:name="P36" style:family="paragraph" style:parent-style-name="Standard">
      <style:text-properties officeooo:rsid="0042424d" officeooo:paragraph-rsid="0042424d"/>
    </style:style>
    <style:style style:name="P37" style:family="paragraph" style:parent-style-name="Standard">
      <style:text-properties officeooo:rsid="00426bb1" officeooo:paragraph-rsid="00426bb1"/>
    </style:style>
    <style:style style:name="P38" style:family="paragraph" style:parent-style-name="Standard">
      <style:text-properties officeooo:rsid="004441e8" officeooo:paragraph-rsid="004441e8"/>
    </style:style>
    <style:style style:name="P39" style:family="paragraph" style:parent-style-name="Standard">
      <style:text-properties officeooo:rsid="0047e4df" officeooo:paragraph-rsid="0047e4df"/>
    </style:style>
    <style:style style:name="P40" style:family="paragraph" style:parent-style-name="Standard">
      <style:text-properties officeooo:rsid="00485a28" officeooo:paragraph-rsid="00485a28"/>
    </style:style>
    <style:style style:name="P41" style:family="paragraph" style:parent-style-name="Standard">
      <style:text-properties officeooo:rsid="0048e51c" officeooo:paragraph-rsid="0048e51c"/>
    </style:style>
    <style:style style:name="P42" style:family="paragraph" style:parent-style-name="Standard">
      <style:text-properties officeooo:rsid="0048f59c" officeooo:paragraph-rsid="0048f59c"/>
    </style:style>
    <style:style style:name="P43" style:family="paragraph" style:parent-style-name="Standard">
      <style:text-properties officeooo:rsid="004c3826" officeooo:paragraph-rsid="004c3826"/>
    </style:style>
    <style:style style:name="P44" style:family="paragraph" style:parent-style-name="Standard">
      <style:text-properties officeooo:rsid="005080dc" officeooo:paragraph-rsid="005080dc"/>
    </style:style>
    <style:style style:name="P45" style:family="paragraph" style:parent-style-name="Standard">
      <style:text-properties officeooo:rsid="00519a73" officeooo:paragraph-rsid="00519a73"/>
    </style:style>
    <style:style style:name="P46" style:family="paragraph" style:parent-style-name="Standard">
      <style:text-properties officeooo:rsid="0053a280" officeooo:paragraph-rsid="0053a280"/>
    </style:style>
    <style:style style:name="P47" style:family="paragraph" style:parent-style-name="Standard">
      <style:text-properties officeooo:rsid="0053b803" officeooo:paragraph-rsid="0053b803"/>
    </style:style>
    <style:style style:name="P48" style:family="paragraph" style:parent-style-name="Standard">
      <style:text-properties officeooo:rsid="0054cfac" officeooo:paragraph-rsid="0054cfac"/>
    </style:style>
    <style:style style:name="P49" style:family="paragraph" style:parent-style-name="Standard">
      <style:text-properties officeooo:rsid="0054cfc2" officeooo:paragraph-rsid="0054cfc2"/>
    </style:style>
    <style:style style:name="P50" style:family="paragraph" style:parent-style-name="Standard">
      <style:text-properties officeooo:rsid="0055beb9" officeooo:paragraph-rsid="0055beb9"/>
    </style:style>
    <style:style style:name="P51" style:family="paragraph" style:parent-style-name="Standard">
      <style:text-properties officeooo:rsid="0057ea32" officeooo:paragraph-rsid="0057ea32"/>
    </style:style>
    <style:style style:name="P52" style:family="paragraph" style:parent-style-name="Standard">
      <style:text-properties officeooo:rsid="0058476a" officeooo:paragraph-rsid="0058476a"/>
    </style:style>
    <style:style style:name="P53" style:family="paragraph" style:parent-style-name="Standard">
      <style:text-properties officeooo:rsid="005984f1" officeooo:paragraph-rsid="005984f1"/>
    </style:style>
    <style:style style:name="P54" style:family="paragraph" style:parent-style-name="Standard">
      <style:text-properties officeooo:rsid="005c6125" officeooo:paragraph-rsid="005c6125"/>
    </style:style>
    <style:style style:name="P55" style:family="paragraph" style:parent-style-name="Standard">
      <style:text-properties officeooo:rsid="005d4a74" officeooo:paragraph-rsid="005d4a74"/>
    </style:style>
    <style:style style:name="P56" style:family="paragraph" style:parent-style-name="Standard">
      <style:text-properties officeooo:rsid="005f2722" officeooo:paragraph-rsid="005f2722"/>
    </style:style>
    <style:style style:name="P57" style:family="paragraph" style:parent-style-name="Standard">
      <style:text-properties officeooo:rsid="0060d13d" officeooo:paragraph-rsid="0060d13d"/>
    </style:style>
    <style:style style:name="P58" style:family="paragraph" style:parent-style-name="Standard">
      <style:text-properties officeooo:rsid="006126d7" officeooo:paragraph-rsid="006126d7"/>
    </style:style>
    <style:style style:name="P59" style:family="paragraph" style:parent-style-name="Standard">
      <style:text-properties officeooo:rsid="00651fa3" officeooo:paragraph-rsid="00651fa3"/>
    </style:style>
    <style:style style:name="P60" style:family="paragraph" style:parent-style-name="Standard">
      <style:text-properties officeooo:rsid="00664bf8" officeooo:paragraph-rsid="00664bf8"/>
    </style:style>
    <style:style style:name="P61" style:family="paragraph" style:parent-style-name="Standard">
      <style:text-properties officeooo:rsid="006899fa" officeooo:paragraph-rsid="006899fa"/>
    </style:style>
    <style:style style:name="P62" style:family="paragraph" style:parent-style-name="Standard">
      <style:text-properties officeooo:rsid="006899fa" officeooo:paragraph-rsid="006ccd65"/>
    </style:style>
    <style:style style:name="P63" style:family="paragraph" style:parent-style-name="Standard">
      <style:text-properties officeooo:rsid="006ccd65" officeooo:paragraph-rsid="006ccd65"/>
    </style:style>
    <style:style style:name="P64" style:family="paragraph" style:parent-style-name="Standard">
      <style:text-properties officeooo:rsid="006dfd16" officeooo:paragraph-rsid="006dfd16"/>
    </style:style>
    <style:style style:name="P65" style:family="paragraph" style:parent-style-name="Standard">
      <style:text-properties officeooo:rsid="00704d16" officeooo:paragraph-rsid="00704d16"/>
    </style:style>
    <style:style style:name="P66" style:family="paragraph" style:parent-style-name="Standard">
      <style:text-properties officeooo:rsid="0070cb1c" officeooo:paragraph-rsid="0070cb1c"/>
    </style:style>
    <style:style style:name="P67" style:family="paragraph" style:parent-style-name="Standard">
      <style:text-properties officeooo:rsid="0071182b" officeooo:paragraph-rsid="0071182b"/>
    </style:style>
    <style:style style:name="P68" style:family="paragraph" style:parent-style-name="Standard">
      <style:text-properties officeooo:rsid="00727dd4" officeooo:paragraph-rsid="00727dd4"/>
    </style:style>
    <style:style style:name="P69" style:family="paragraph" style:parent-style-name="Standard">
      <style:text-properties officeooo:rsid="0073da0c" officeooo:paragraph-rsid="0073da0c"/>
    </style:style>
    <style:style style:name="P70" style:family="paragraph" style:parent-style-name="Standard">
      <style:paragraph-properties fo:break-before="page"/>
      <style:text-properties officeooo:rsid="0073da0c" officeooo:paragraph-rsid="0073da0c"/>
    </style:style>
    <style:style style:name="P71" style:family="paragraph" style:parent-style-name="Standard">
      <style:text-properties officeooo:rsid="0074fc87" officeooo:paragraph-rsid="0074fc87"/>
    </style:style>
    <style:style style:name="P72" style:family="paragraph" style:parent-style-name="Standard">
      <style:text-properties officeooo:rsid="0076d8f8" officeooo:paragraph-rsid="0076d8f8"/>
    </style:style>
    <style:style style:name="P73" style:family="paragraph" style:parent-style-name="Standard">
      <style:text-properties officeooo:rsid="00789b7e" officeooo:paragraph-rsid="00789b7e"/>
    </style:style>
    <style:style style:name="P74" style:family="paragraph" style:parent-style-name="Standard">
      <style:text-properties officeooo:rsid="007a8f12" officeooo:paragraph-rsid="007a8f12"/>
    </style:style>
    <style:style style:name="P75" style:family="paragraph" style:parent-style-name="Standard">
      <style:paragraph-properties fo:break-before="page"/>
      <style:text-properties officeooo:rsid="007b92d3" officeooo:paragraph-rsid="007b92d3"/>
    </style:style>
    <style:style style:name="P76" style:family="paragraph" style:parent-style-name="Standard">
      <style:text-properties officeooo:rsid="007b92d3" officeooo:paragraph-rsid="007b92d3"/>
    </style:style>
    <style:style style:name="P77" style:family="paragraph" style:parent-style-name="Standard">
      <style:text-properties officeooo:rsid="007daccc" officeooo:paragraph-rsid="007daccc"/>
    </style:style>
    <style:style style:name="P78" style:family="paragraph" style:parent-style-name="Standard">
      <style:text-properties officeooo:rsid="007daccc" officeooo:paragraph-rsid="007fd82d"/>
    </style:style>
    <style:style style:name="P79" style:family="paragraph" style:parent-style-name="Standard">
      <style:text-properties officeooo:rsid="007f7aab" officeooo:paragraph-rsid="007f7aab"/>
    </style:style>
    <style:style style:name="P80" style:family="paragraph" style:parent-style-name="Standard">
      <style:text-properties officeooo:rsid="007fa015" officeooo:paragraph-rsid="007fa015"/>
    </style:style>
    <style:style style:name="P81" style:family="paragraph" style:parent-style-name="Standard">
      <style:text-properties officeooo:rsid="00803885" officeooo:paragraph-rsid="00803885"/>
    </style:style>
    <style:style style:name="P82" style:family="paragraph" style:parent-style-name="Standard">
      <style:text-properties officeooo:rsid="00826b63" officeooo:paragraph-rsid="00826b63"/>
    </style:style>
    <style:style style:name="P83" style:family="paragraph" style:parent-style-name="Standard">
      <style:paragraph-properties fo:break-before="page"/>
      <style:text-properties officeooo:rsid="00826b63" officeooo:paragraph-rsid="00826b63"/>
    </style:style>
    <style:style style:name="P84" style:family="paragraph" style:parent-style-name="Table_20_Contents">
      <style:text-properties officeooo:rsid="00826b63" officeooo:paragraph-rsid="00826b63"/>
    </style:style>
    <style:style style:name="P85" style:family="paragraph" style:parent-style-name="Standard">
      <style:text-properties officeooo:rsid="0083b706" officeooo:paragraph-rsid="0083b706"/>
    </style:style>
    <style:style style:name="P86" style:family="paragraph" style:parent-style-name="Standard">
      <style:text-properties officeooo:rsid="0083c096" officeooo:paragraph-rsid="0083c096"/>
    </style:style>
    <style:style style:name="P87" style:family="paragraph" style:parent-style-name="Standard">
      <style:text-properties officeooo:rsid="00841e11" officeooo:paragraph-rsid="00841e11"/>
    </style:style>
    <style:style style:name="P88" style:family="paragraph" style:parent-style-name="Standard">
      <style:text-properties fo:font-weight="bold" officeooo:rsid="00841e11" officeooo:paragraph-rsid="00841e11" style:font-weight-asian="bold" style:font-weight-complex="bold"/>
    </style:style>
    <style:style style:name="P89" style:family="paragraph" style:parent-style-name="Standard">
      <style:text-properties fo:font-weight="bold" officeooo:rsid="00a2aaf1" officeooo:paragraph-rsid="00a2aaf1" style:font-weight-asian="bold" style:font-weight-complex="bold"/>
    </style:style>
    <style:style style:name="P90" style:family="paragraph" style:parent-style-name="Standard">
      <style:text-properties fo:font-weight="bold" officeooo:rsid="0091f233" officeooo:paragraph-rsid="0091f233" fo:background-color="#ffff00" style:font-weight-asian="bold" style:font-weight-complex="bold"/>
    </style:style>
    <style:style style:name="P91" style:family="paragraph" style:parent-style-name="Standard">
      <style:text-properties fo:font-weight="bold" officeooo:rsid="009b6654" officeooo:paragraph-rsid="009b6654" fo:background-color="#ffff00" style:font-weight-asian="bold" style:font-weight-complex="bold"/>
    </style:style>
    <style:style style:name="P92" style:family="paragraph" style:parent-style-name="Standard">
      <style:text-properties officeooo:rsid="0085be83" officeooo:paragraph-rsid="0085be83"/>
    </style:style>
    <style:style style:name="P93" style:family="paragraph" style:parent-style-name="Standard">
      <style:text-properties officeooo:rsid="0086a5c2" officeooo:paragraph-rsid="0086a5c2"/>
    </style:style>
    <style:style style:name="P94" style:family="paragraph" style:parent-style-name="Table_20_Contents">
      <style:text-properties style:text-underline-style="none" officeooo:rsid="00826b63" officeooo:paragraph-rsid="00826b63"/>
    </style:style>
    <style:style style:name="P95" style:family="paragraph" style:parent-style-name="Standard">
      <style:paragraph-properties fo:break-before="page"/>
      <style:text-properties officeooo:rsid="008ad9b9" officeooo:paragraph-rsid="008ad9b9"/>
    </style:style>
    <style:style style:name="P96" style:family="paragraph" style:parent-style-name="Standard">
      <style:text-properties officeooo:rsid="008ad9b9" officeooo:paragraph-rsid="008ad9b9"/>
    </style:style>
    <style:style style:name="P97" style:family="paragraph" style:parent-style-name="Standard">
      <style:text-properties officeooo:rsid="008d14e7" officeooo:paragraph-rsid="008d14e7"/>
    </style:style>
    <style:style style:name="P98" style:family="paragraph" style:parent-style-name="Standard">
      <style:text-properties officeooo:rsid="008e32a5" officeooo:paragraph-rsid="008e32a5"/>
    </style:style>
    <style:style style:name="P99" style:family="paragraph" style:parent-style-name="Standard">
      <style:text-properties officeooo:rsid="00911922" officeooo:paragraph-rsid="00911922"/>
    </style:style>
    <style:style style:name="P100" style:family="paragraph" style:parent-style-name="Standard">
      <style:text-properties officeooo:rsid="0091e378" officeooo:paragraph-rsid="0091e378"/>
    </style:style>
    <style:style style:name="P101" style:family="paragraph" style:parent-style-name="Standard">
      <style:text-properties officeooo:rsid="0091f233" officeooo:paragraph-rsid="0091f233"/>
    </style:style>
    <style:style style:name="P102" style:family="paragraph" style:parent-style-name="Standard">
      <style:text-properties officeooo:rsid="0093020e" officeooo:paragraph-rsid="0093020e"/>
    </style:style>
    <style:style style:name="P103" style:family="paragraph" style:parent-style-name="Standard">
      <style:text-properties officeooo:rsid="00946ac1" officeooo:paragraph-rsid="00946ac1"/>
    </style:style>
    <style:style style:name="P104" style:family="paragraph" style:parent-style-name="Standard">
      <style:text-properties officeooo:rsid="00951726" officeooo:paragraph-rsid="00951726"/>
    </style:style>
    <style:style style:name="P105" style:family="paragraph" style:parent-style-name="Standard">
      <style:text-properties officeooo:rsid="0095afc5" officeooo:paragraph-rsid="0095afc5"/>
    </style:style>
    <style:style style:name="P106" style:family="paragraph" style:parent-style-name="Standard">
      <style:text-properties officeooo:rsid="00979548" officeooo:paragraph-rsid="00979548"/>
    </style:style>
    <style:style style:name="P107" style:family="paragraph" style:parent-style-name="Standard">
      <style:paragraph-properties fo:break-before="page"/>
      <style:text-properties officeooo:rsid="00979548" officeooo:paragraph-rsid="00993e2f"/>
    </style:style>
    <style:style style:name="P108" style:family="paragraph" style:parent-style-name="Standard">
      <style:text-properties officeooo:rsid="00979548" officeooo:paragraph-rsid="00993e2f"/>
    </style:style>
    <style:style style:name="P109" style:family="paragraph" style:parent-style-name="Standard">
      <style:text-properties officeooo:rsid="0098f607" officeooo:paragraph-rsid="0098f607"/>
    </style:style>
    <style:style style:name="P110" style:family="paragraph" style:parent-style-name="Standard">
      <style:text-properties officeooo:rsid="0098f607" officeooo:paragraph-rsid="00993e2f"/>
    </style:style>
    <style:style style:name="P111" style:family="paragraph" style:parent-style-name="Standard">
      <style:text-properties officeooo:rsid="009b6654" officeooo:paragraph-rsid="009b6654"/>
    </style:style>
    <style:style style:name="P112" style:family="paragraph" style:parent-style-name="Standard">
      <style:text-properties officeooo:rsid="009f489e" officeooo:paragraph-rsid="009f489e"/>
    </style:style>
    <style:style style:name="P113" style:family="paragraph" style:parent-style-name="Standard">
      <style:text-properties officeooo:rsid="00a020be" officeooo:paragraph-rsid="00a020be"/>
    </style:style>
    <style:style style:name="P114" style:family="paragraph" style:parent-style-name="Standard">
      <style:text-properties officeooo:rsid="00a0e7e9" officeooo:paragraph-rsid="00a0e7e9"/>
    </style:style>
    <style:style style:name="P115" style:family="paragraph" style:parent-style-name="Standard">
      <style:text-properties officeooo:rsid="00a0ed0b" officeooo:paragraph-rsid="00a0ed0b"/>
    </style:style>
    <style:style style:name="P116" style:family="paragraph" style:parent-style-name="Standard">
      <style:text-properties officeooo:rsid="00a3c9d8" officeooo:paragraph-rsid="00a3c9d8"/>
    </style:style>
    <style:style style:name="P117" style:family="paragraph" style:parent-style-name="Standard">
      <style:text-properties officeooo:rsid="00a943cc" officeooo:paragraph-rsid="00a943cc"/>
    </style:style>
    <style:style style:name="P118" style:family="paragraph" style:parent-style-name="Standard">
      <style:text-properties officeooo:rsid="00ab02d7" officeooo:paragraph-rsid="00ab02d7"/>
    </style:style>
    <style:style style:name="P119" style:family="paragraph" style:parent-style-name="Standard">
      <style:text-properties officeooo:rsid="00ab990f" officeooo:paragraph-rsid="00ab990f"/>
    </style:style>
    <style:style style:name="P120" style:family="paragraph" style:parent-style-name="Standard">
      <style:text-properties fo:font-weight="bold" officeooo:rsid="00a8c29b" officeooo:paragraph-rsid="00a8c29b" fo:background-color="#ffff00" style:font-weight-asian="bold" style:font-weight-complex="bold"/>
    </style:style>
    <style:style style:name="P121" style:family="paragraph" style:parent-style-name="Standard">
      <style:text-properties officeooo:rsid="00ab990f" officeooo:paragraph-rsid="00ab990f"/>
    </style:style>
    <style:style style:name="P122" style:family="paragraph" style:parent-style-name="Standard">
      <style:text-properties officeooo:rsid="00ad29fb" officeooo:paragraph-rsid="00ad29fb"/>
    </style:style>
    <style:style style:name="P123" style:family="paragraph" style:parent-style-name="Standard">
      <style:text-properties officeooo:rsid="00b06506" officeooo:paragraph-rsid="00b06506"/>
    </style:style>
    <style:style style:name="P124" style:family="paragraph" style:parent-style-name="Standard">
      <style:text-properties officeooo:rsid="00b1379b" officeooo:paragraph-rsid="00b1379b"/>
    </style:style>
    <style:style style:name="P125" style:family="paragraph" style:parent-style-name="Standard">
      <style:paragraph-properties style:line-height-at-least="0.198in"/>
      <style:text-properties fo:color="#3b3b3b" loext:opacity="100%" style:font-name="Droid Sans Mono" fo:font-size="10.5pt" fo:font-weight="normal" fo:background-color="#ffffff"/>
    </style:style>
    <style:style style:name="P126" style:family="paragraph" style:parent-style-name="Standard">
      <style:text-properties fo:color="#3b3b3b" loext:opacity="100%" style:font-name="Droid Sans Mono" fo:font-size="10.5pt" fo:font-weight="normal" officeooo:rsid="00b1379b" officeooo:paragraph-rsid="00b1379b" fo:background-color="#ffffff"/>
    </style:style>
    <style:style style:name="P127" style:family="paragraph" style:parent-style-name="Standard">
      <style:paragraph-properties style:line-height-at-least="0.198in"/>
    </style:style>
    <style:style style:name="P128" style:family="paragraph" style:parent-style-name="Standard">
      <style:text-properties officeooo:rsid="00b15952" officeooo:paragraph-rsid="00b15952"/>
    </style:style>
    <style:style style:name="P129" style:family="paragraph" style:parent-style-name="Standard">
      <style:text-properties officeooo:rsid="00b31442" officeooo:paragraph-rsid="00b31442"/>
    </style:style>
    <style:style style:name="T1" style:family="text">
      <style:text-properties officeooo:rsid="000cffe2"/>
    </style:style>
    <style:style style:name="T2" style:family="text">
      <style:text-properties officeooo:rsid="001e3159"/>
    </style:style>
    <style:style style:name="T3" style:family="text">
      <style:text-properties officeooo:rsid="0024c311"/>
    </style:style>
    <style:style style:name="T4" style:family="text">
      <style:text-properties officeooo:rsid="0031be4d"/>
    </style:style>
    <style:style style:name="T5" style:family="text">
      <style:text-properties officeooo:rsid="0036e7e7"/>
    </style:style>
    <style:style style:name="T6" style:family="text">
      <style:text-properties officeooo:rsid="003945b1"/>
    </style:style>
    <style:style style:name="T7" style:family="text">
      <style:text-properties officeooo:rsid="003f4be5"/>
    </style:style>
    <style:style style:name="T8" style:family="text">
      <style:text-properties officeooo:rsid="0042fee4"/>
    </style:style>
    <style:style style:name="T9" style:family="text">
      <style:text-properties officeooo:rsid="00442067"/>
    </style:style>
    <style:style style:name="T10" style:family="text">
      <style:text-properties officeooo:rsid="00470440"/>
    </style:style>
    <style:style style:name="T11" style:family="text">
      <style:text-properties officeooo:rsid="00498515"/>
    </style:style>
    <style:style style:name="T12" style:family="text">
      <style:text-properties officeooo:rsid="004c9944"/>
    </style:style>
    <style:style style:name="T13" style:family="text">
      <style:text-properties officeooo:rsid="004d23ce"/>
    </style:style>
    <style:style style:name="T14" style:family="text">
      <style:text-properties officeooo:rsid="00519093"/>
    </style:style>
    <style:style style:name="T15" style:family="text">
      <style:text-properties officeooo:rsid="0056a9d8"/>
    </style:style>
    <style:style style:name="T16" style:family="text">
      <style:text-properties officeooo:rsid="0057ea32"/>
    </style:style>
    <style:style style:name="T17" style:family="text">
      <style:text-properties officeooo:rsid="005984f1"/>
    </style:style>
    <style:style style:name="T18" style:family="text">
      <style:text-properties officeooo:rsid="0060d13d"/>
    </style:style>
    <style:style style:name="T19" style:family="text">
      <style:text-properties officeooo:rsid="006299a5"/>
    </style:style>
    <style:style style:name="T20" style:family="text">
      <style:text-properties officeooo:rsid="0069b390"/>
    </style:style>
    <style:style style:name="T21" style:family="text">
      <style:text-properties officeooo:rsid="006ae76c"/>
    </style:style>
    <style:style style:name="T22" style:family="text">
      <style:text-properties officeooo:rsid="006ccd65"/>
    </style:style>
    <style:style style:name="T23" style:family="text">
      <style:text-properties officeooo:rsid="006eb98b"/>
    </style:style>
    <style:style style:name="T24" style:family="text">
      <style:text-properties officeooo:rsid="0073da0c"/>
    </style:style>
    <style:style style:name="T25" style:family="text">
      <style:text-properties officeooo:rsid="0074fc87"/>
    </style:style>
    <style:style style:name="T26" style:family="text">
      <style:text-properties fo:font-weight="bold" fo:background-color="#ffff00" loext:char-shading-value="0" style:font-weight-asian="bold" style:font-weight-complex="bold"/>
    </style:style>
    <style:style style:name="T27" style:family="text">
      <style:text-properties officeooo:rsid="00816974"/>
    </style:style>
    <style:style style:name="T28" style:family="text">
      <style:text-properties officeooo:rsid="0085d8aa"/>
    </style:style>
    <style:style style:name="T29" style:family="text">
      <style:text-properties officeooo:rsid="0091e378"/>
    </style:style>
    <style:style style:name="T30" style:family="text">
      <style:text-properties officeooo:rsid="00946ac1"/>
    </style:style>
    <style:style style:name="T31" style:family="text">
      <style:text-properties fo:background-color="#ffff00" loext:char-shading-value="0"/>
    </style:style>
    <style:style style:name="T32" style:family="text">
      <style:text-properties officeooo:rsid="0095afc5"/>
    </style:style>
    <style:style style:name="T33" style:family="text">
      <style:text-properties officeooo:rsid="00993e2f"/>
    </style:style>
    <style:style style:name="T34" style:family="text">
      <style:text-properties officeooo:rsid="009d656b"/>
    </style:style>
    <style:style style:name="T35" style:family="text">
      <style:text-properties officeooo:rsid="00a45ea1"/>
    </style:style>
    <style:style style:name="T36" style:family="text">
      <style:text-properties officeooo:rsid="00ab02d7"/>
    </style:style>
    <style:style style:name="T37" style:family="text">
      <style:text-properties officeooo:rsid="00ab990f"/>
    </style:style>
    <style:style style:name="T38" style:family="text">
      <style:text-properties officeooo:rsid="00aef46d"/>
    </style:style>
    <style:style style:name="T39" style:family="text">
      <style:text-properties officeooo:rsid="00b1379b"/>
    </style:style>
    <style:style style:name="T40" style:family="text">
      <style:text-properties fo:color="#af00db" loext:opacity="100%"/>
    </style:style>
    <style:style style:name="T41" style:family="text">
      <style:text-properties fo:color="#0000ff" loext:opacity="100%"/>
    </style:style>
    <style:style style:name="T42" style:family="text">
      <style:text-properties fo:color="#a31515" loext:opacity="100%"/>
    </style:style>
    <style:style style:name="T43" style:family="text">
      <style:text-properties fo:color="#795e26" loext:opacity="100%"/>
    </style:style>
    <style:style style:name="T44" style:family="text">
      <style:text-properties fo:color="#001080" loext:opacity="100%"/>
    </style:style>
    <style:style style:name="T45" style:family="text">
      <style:text-properties fo:color="#000000" loext:opacity="100%"/>
    </style:style>
    <style:style style:name="T46" style:family="text">
      <style:text-properties fo:color="#098658" loext:opacity="100%"/>
    </style:style>
    <style:style style:name="T47" style:family="text">
      <style:text-properties fo:color="#008000" loext:opacity="100%"/>
    </style:style>
    <style:style style:name="T48" style:family="text">
      <style:text-properties officeooo:rsid="00b15952"/>
    </style:style>
    <style:style style:name="T49" style:family="text">
      <style:text-properties officeooo:rsid="00b314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eso Academy:</text:p>
      <text:p text:style-name="P1">c is procedural language.</text:p>
      <text:p text:style-name="P9">Middle level language</text:p>
      <text:p text:style-name="P9">- <text:span text:style-name="T1">direct access to memory though pointers.</text:span></text:p>
      <text:p text:style-name="P9">- bit manipulation using bitwise operators.</text:p>
      <text:p text:style-name="P9">- writing assembly code within c code.</text:p>
      <text:p text:style-name="P9">wide variety of built-in functions, standard libraries and header files.</text:p>
      <text:p text:style-name="P9"/>
      <text:p text:style-name="P10">Variables:</text:p>
      <text:p text:style-name="P10">declaration: announcing the properties of the variable to the compiler.</text:p>
      <text:p text:style-name="P10">Properties:</text:p>
      <text:p text:style-name="P10">1. size of the variable.</text:p>
      <text:p text:style-name="P10">2. name of the variable.</text:p>
      <text:p text:style-name="P11">int var;</text:p>
      <text:p text:style-name="P11">datatype: how much space a variable is going to occupy In memory.</text:p>
      <text:p text:style-name="P11">Var: name of the variable.</text:p>
      <text:p text:style-name="P11"/>
      <text:p text:style-name="P12">Size of integer:</text:p>
      <text:p text:style-name="P12">depends on machine:</text:p>
      <text:p text:style-name="P12">2 bytes: 16 bits.</text:p>
      <text:p text:style-name="P12">4 bytes: 32 bits.</text:p>
      <text:p text:style-name="P13">To know the size programatically:</text:p>
      <text:p text:style-name="P13">use sizeof operator:</text:p>
      <text:p text:style-name="P13">sizeof is a unary operator and not a function.</text:p>
      <text:p text:style-name="P14">#include &lt;stdio.h&gt;</text:p>
      <text:p text:style-name="P14"/>
      <text:p text:style-name="P14">int main()</text:p>
      <text:p text:style-name="P14">{</text:p>
      <text:p text:style-name="P14"><text:tab/>printf(“%d”, sizeof(int));</text:p>
      <text:p text:style-name="P14"><text:tab/>return 0;</text:p>
      <text:p text:style-name="P14">}</text:p>
      <text:p text:style-name="P14"/>
      <text:p text:style-name="P15">range of integer:</text:p>
      <text:p text:style-name="P17">at 2 bytes (16 bits machine)</text:p>
      <text:p text:style-name="P15">unsigned range: 0 to 65535 (2^n -1)</text:p>
      <text:p text:style-name="P15">signed range: -32768 to +32767</text:p>
      <text:p text:style-name="P16">2’s complement range -(2^(n-1)) to +(2^(n-1) -1)</text:p>
      <text:p text:style-name="P16"/>
      <text:p text:style-name="P17">at 4 bytes (32 bits machine)</text:p>
      <text:p text:style-name="P17">unsigned range: 0 to 4294967295</text:p>
      <text:p text:style-name="P17">signed range: -2147483648 to +21147483647</text:p>
      <text:p text:style-name="P17"/>
      <text:p text:style-name="P18">int modifiers:</text:p>
      <text:p text:style-name="P18">long and short:</text:p>
      <text:p text:style-name="P18">if integer is 4 bytes, short int may be 2 bytes.</text:p>
      <text:p text:style-name="P18">#include &lt;stdio.h&gt;</text:p>
      <text:p text:style-name="P18"/>
      <text:p text:style-name="P18">int main()</text:p>
      <text:p text:style-name="P18">{</text:p>
      <text:p text:style-name="P18"><text:tab/>printf(“%d”, sizeof(short int));</text:p>
      <text:p text:style-name="P18"><text:tab/>return 0;</text:p>
      <text:p text:style-name="P18">}</text:p>
      <text:p text:style-name="P19"><text:soft-page-break/>if integer is 4 bytes, <text:span text:style-name="T2">long</text:span> int may be <text:span text:style-name="T2">8</text:span> bytes.</text:p>
      <text:p text:style-name="P19">#include &lt;stdio.h&gt;</text:p>
      <text:p text:style-name="P19"/>
      <text:p text:style-name="P19">int main()</text:p>
      <text:p text:style-name="P19">{</text:p>
      <text:p text:style-name="P19"><text:tab/>printf(“%d”, sizeof(<text:span text:style-name="T2">long</text:span> int));</text:p>
      <text:p text:style-name="P19"><text:tab/>return 0;</text:p>
      <text:p text:style-name="P19">}</text:p>
      <text:p text:style-name="P19"/>
      <text:p text:style-name="P19">Note: by default int some_variable_name; is signed integer variable.</text:p>
      <text:p text:style-name="P19">unsigned int some_variable_name; allows only positive values.</text:p>
      <text:p text:style-name="P19">1. sizeof(short) &lt;= sizeof(int) &lt;= sizeof(long).</text:p>
      <text:p text:style-name="P19">2. writing signed int some_variable_name; is equivalent to int some_variable_name;</text:p>
      <text:p text:style-name="P19">3. %d is used to print "signed integer".</text:p>
      <text:p text:style-name="P19">4. %u is used to print "unsigned integer".</text:p>
      <text:p text:style-name="P19">5. %ld is used to print "long integer" equivalent to "signed long integer".</text:p>
      <text:p text:style-name="P19">6. %lu is used to print "unsigned long integer".</text:p>
      <text:p text:style-name="P19">7. %lld is used to print "long long integer".</text:p>
      <text:p text:style-name="P19">8. %llu is used to print "unsigned long long integer".</text:p>
      <text:p text:style-name="P19"/>
      <text:p text:style-name="P20">Exceeding the valid range of datatypes returns wrong values.</text:p>
      <text:p text:style-name="P20"/>
      <text:p text:style-name="P21">Character data type:</text:p>
      <text:p text:style-name="P21">char some_variable_name = “N”;</text:p>
      <text:p text:style-name="P21"/>
      <text:p text:style-name="P22">#include &lt;stdio.h&gt;</text:p>
      <text:p text:style-name="P22">int main()</text:p>
      <text:p text:style-name="P22">{</text:p>
      <text:p text:style-name="P22"><text:tab/>char var = 65; // <text:span text:style-name="T3">assigns character based on ASCII code.</text:span></text:p>
      <text:p text:style-name="P22"><text:tab/>printf(“%c\n”, var);</text:p>
      <text:p text:style-name="P22"><text:tab/>return 0;</text:p>
      <text:p text:style-name="P22">}</text:p>
      <text:p text:style-name="P22"/>
      <text:p text:style-name="P23">size and range of character:</text:p>
      <text:p text:style-name="P23">size: 1 byte = 8 bits.</text:p>
      <text:p text:style-name="P23">Range: unsigned 0:255</text:p>
      <text:p text:style-name="P23"><text:tab/>signed: -128:+127</text:p>
      <text:p text:style-name="P24">in traditional ASCII table, each character requires 7 bits.</text:p>
      <text:p text:style-name="P24">In extended ASCII table, each character requires 8 bits.</text:p>
      <text:p text:style-name="P24"/>
      <text:p text:style-name="P25">Float → 4 bytes = 32 bits.<text:tab/><text:tab/><text:tab/><text:span text:style-name="T4">4 bytes (ubuntu 22.04 x64)</text:span></text:p>
      <text:p text:style-name="P26">Double → 8 bytes = 64 bits.<text:tab/><text:tab/><text:tab/><text:span text:style-name="T4">8 bytes (ubuntu 22.04 x64)</text:span></text:p>
      <text:p text:style-name="P26">Long Double → 12 bytes = 96 bits.<text:tab/><text:tab/><text:span text:style-name="T4">16 bytes (ubuntu 22.04 x64)</text:span></text:p>
      <text:p text:style-name="P25">Size of these data types totally depends from system to system.</text:p>
      <text:p text:style-name="P25"/>
      <text:p text:style-name="P27">Float → IEEE 754 Single precision floating point.</text:p>
      <text:p text:style-name="P27">Double → IEEE 754 Double Precision floating point.</text:p>
      <text:p text:style-name="P27">Long Double → Extended Precision Floating point.</text:p>
      <text:p text:style-name="P27"/>
      <text:p text:style-name="P27"/>
      <text:p text:style-name="P27"/>
      <text:p text:style-name="P27"/>
      <text:p text:style-name="P28"><text:soft-page-break/>#include &lt;stdio.h&gt;</text:p>
      <text:p text:style-name="P28">int main()</text:p>
      <text:p text:style-name="P28">{</text:p>
      <text:p text:style-name="P28"><text:tab/>float var1 = 3.1415926535897932;</text:p>
      <text:p text:style-name="P28"><text:tab/>double var2 = 3.1415926535897932;</text:p>
      <text:p text:style-name="P28"><text:tab/>long double var3 = 3.1415926535897932;</text:p>
      <text:p text:style-name="P28"><text:tab/></text:p>
      <text:p text:style-name="P28"><text:tab/>printf("%ld\n", sizeof(float));</text:p>
      <text:p text:style-name="P28"><text:tab/>printf("%ld\n", sizeof(double));</text:p>
      <text:p text:style-name="P28"><text:tab/>printf("%ld\n", sizeof(long double));</text:p>
      <text:p text:style-name="P28"><text:tab/>printf("%.16f\n", var1);</text:p>
      <text:p text:style-name="P28"><text:tab/>printf("%.16f\n", var2);</text:p>
      <text:p text:style-name="P28"><text:tab/>printf("%.21Lf\n", var3);</text:p>
      <text:p text:style-name="P28">}</text:p>
      <text:p text:style-name="P28"/>
      <text:p text:style-name="P28">#include &lt;stdio.h&gt;</text:p>
      <text:p text:style-name="P28">int main()</text:p>
      <text:p text:style-name="P28">{</text:p>
      <text:p text:style-name="P28"><text:tab/>int var = 4/9;</text:p>
      <text:p text:style-name="P28"><text:tab/>printf("%d\n", var);<text:tab/><text:tab/><text:tab/>// <text:span text:style-name="T5">0</text:span></text:p>
      <text:p text:style-name="P28"><text:tab/>float var1 = 4/9;</text:p>
      <text:p text:style-name="P28"><text:tab/>printf("%.2f\n", var1);<text:tab/><text:tab/>//<text:span text:style-name="T5">0.00</text:span></text:p>
      <text:p text:style-name="P28"><text:tab/>float var2 = 4.0/9.0;<text:tab/><text:tab/></text:p>
      <text:p text:style-name="P28"><text:tab/>printf("%.2f\n", var2);<text:tab/><text:tab/>//<text:span text:style-name="T5">0.44</text:span></text:p>
      <text:p text:style-name="P28">}</text:p>
      <text:p text:style-name="P28"/>
      <text:p text:style-name="P29">Question 001:</text:p>
      <text:p text:style-name="P29">#include &lt;stdio.h&gt;</text:p>
      <text:p text:style-name="P29"/>
      <text:p text:style-name="P29">int main(){</text:p>
      <text:p text:style-name="P29"><text:tab/>printf("%d", printf("%s", "Hello World!\n"));<text:tab/>//prints Hello World and Count.</text:p>
      <text:p text:style-name="P29"><text:tab/>return 0;</text:p>
      <text:p text:style-name="P29">}</text:p>
      <text:p text:style-name="P29"/>
      <text:p text:style-name="P29">%<text:span text:style-name="T6">s is used to print “String of Characters”.</text:span></text:p>
      <text:p text:style-name="P30">Printf not only prints the content on the screen. It also returns the number of characters that it successfully prints on the screen.</text:p>
      <text:p text:style-name="P30"/>
      <text:p text:style-name="P30">#include &lt;stdio.h&gt;</text:p>
      <text:p text:style-name="P30"/>
      <text:p text:style-name="P30">int main(){</text:p>
      <text:p text:style-name="P30"><text:tab/>printf("%10s", "Hello"); //prints hello preceeded by 5 spaces.</text:p>
      <text:p text:style-name="P30"><text:tab/>return 0;</text:p>
      <text:p text:style-name="P30">}</text:p>
      <text:p text:style-name="P30"/>
      <text:p text:style-name="P31">#include &lt;stdio.h&gt;</text:p>
      <text:p text:style-name="P30"/>
      <text:p text:style-name="P30">int main(){</text:p>
      <text:p text:style-name="P30"><text:tab/>char c = 255;</text:p>
      <text:p text:style-name="P30"><text:tab/>c = c +10;</text:p>
      <text:p text:style-name="P30"><text:tab/>printf("%d", c);<text:tab/>//prints 9</text:p>
      <text:p text:style-name="P30"><text:tab/>return 0;</text:p>
      <text:p text:style-name="P30">}</text:p>
      <text:p text:style-name="P30"/>
      <text:p text:style-name="P32">correct definitions of integer:</text:p>
      <text:p text:style-name="P32">I. signed int n;</text:p>
      <text:p text:style-name="P32">II. signed n;</text:p>
      <text:p text:style-name="P32">III. Unsigned n;</text:p>
      <text:p text:style-name="P32">IV. long n;</text:p>
      <text:p text:style-name="P32">V. long int n;</text:p>
      <text:p text:style-name="P32">VI. long long n;</text:p>
      <text:p text:style-name="P32"/>
      <text:p text:style-name="P32">#include &lt;stdio.h&gt;</text:p>
      <text:p text:style-name="P32"/>
      <text:p text:style-name="P32">int main(){</text:p>
      <text:p text:style-name="P32"><text:tab/>unsigned i = 1;</text:p>
      <text:p text:style-name="P32"><text:tab/>int j = -4;</text:p>
      <text:p text:style-name="P32"><text:tab/>printf("%u", i+j); //prints integer value depends from machine to machine. </text:p>
      <text:p text:style-name="P32"><text:tab/>return 0;</text:p>
      <text:p text:style-name="P32">}</text:p>
      <text:p text:style-name="P32"/>
      <text:p text:style-name="P33">-<text:span text:style-name="T7">3 in 2s complement representation:</text:span></text:p>
      <text:p text:style-name="P34">step 1: take 1s complement of 3</text:p>
      <text:p text:style-name="P35">3 = 00000000 00000000 00000000 00000011</text:p>
      <text:p text:style-name="P35">1s complement of 3 = 11111111 11111111 11111111 11111100</text:p>
      <text:p text:style-name="P35">step 2: add 1 to the result. It will give:</text:p>
      <text:p text:style-name="P35">11111111 11111111 11111111 11111101 = 4294967293</text:p>
      <text:p text:style-name="P35"/>
      <text:p text:style-name="P36">Scope:</text:p>
      <text:p text:style-name="P37">scope = lifetime.</text:p>
      <text:p text:style-name="P37">The area under which a variable is applicable or alive.</text:p>
      <text:p text:style-name="P37">Strict Defintion:</text:p>
      <text:p text:style-name="P37">a block or a region where a variable is declared, defined and used and when a block or a region ends, variable is automatically destroyed.</text:p>
      <text:p text:style-name="P37"/>
      <text:p text:style-name="P37">#include &lt;stdio.h&gt;</text:p>
      <text:p text:style-name="P37">int main()</text:p>
      <text:p text:style-name="P37">{</text:p>
      <text:p text:style-name="P37"><text:tab/>int var = 34;</text:p>
      <text:p text:style-name="P37"><text:tab/>printf("%d", var);<text:tab/>// <text:span text:style-name="T8">scope of this variable is within main() function only. Therefore called Local to main() function.</text:span></text:p>
      <text:p text:style-name="P37"><text:tab/>return 0;</text:p>
      <text:p text:style-name="P37">}</text:p>
      <text:p text:style-name="P37">int fun()</text:p>
      <text:p text:style-name="P37">{</text:p>
      <text:p text:style-name="P37"><text:tab/>printf("%d", var);<text:tab/>// <text:span text:style-name="T8">trying to access variable “var” outside main() function.</text:span></text:p>
      <text:p text:style-name="P37">}</text:p>
      <text:p text:style-name="P37"><text:soft-page-break/>#include &lt;stdio.h&gt;</text:p>
      <text:p text:style-name="P37"/>
      <text:p text:style-name="P37">int main()</text:p>
      <text:p text:style-name="P37">{</text:p>
      <text:p text:style-name="P37"><text:tab/>int var = 3;</text:p>
      <text:p text:style-name="P37"><text:tab/>int var = 4;<text:tab/>// <text:span text:style-name="T9">raises an error because var is already defined in same scope.</text:span></text:p>
      <text:p text:style-name="P37"><text:tab/>printf("%d\n", var);</text:p>
      <text:p text:style-name="P37"><text:tab/>printf("%d", var);</text:p>
      <text:p text:style-name="P37"><text:tab/>return 0;</text:p>
      <text:p text:style-name="P37">}</text:p>
      <text:p text:style-name="P37"/>
      <text:p text:style-name="P38">another program:</text:p>
      <text:p text:style-name="P38">#include &lt;stdio.h&gt;</text:p>
      <text:p text:style-name="P38"/>
      <text:p text:style-name="P38">int main()</text:p>
      <text:p text:style-name="P38">{</text:p>
      <text:p text:style-name="P38"><text:tab/>int var = 3;</text:p>
      <text:p text:style-name="P38"><text:tab/>{</text:p>
      <text:p text:style-name="P38"><text:tab/><text:tab/>int var = 4;</text:p>
      <text:p text:style-name="P38"><text:tab/><text:tab/>printf("%d\n", var);</text:p>
      <text:p text:style-name="P38"><text:tab/>}</text:p>
      <text:p text:style-name="P38"><text:tab/>printf("%d", var);</text:p>
      <text:p text:style-name="P38"><text:tab/>return 0;</text:p>
      <text:p text:style-name="P38">}</text:p>
      <text:p text:style-name="P38">the above program prints 4 then 3</text:p>
      <text:p text:style-name="P38"/>
      <text:p text:style-name="P38">#include &lt;stdio.h&gt;</text:p>
      <text:p text:style-name="P38">int fun();</text:p>
      <text:p text:style-name="P38"/>
      <text:p text:style-name="P38">int var = 10;<text:tab/>// <text:span text:style-name="T10">global variable.</text:span></text:p>
      <text:p text:style-name="P38"/>
      <text:p text:style-name="P38">int main()</text:p>
      <text:p text:style-name="P38">{</text:p>
      <text:p text:style-name="P38"><text:tab/>int var = 3;<text:tab/>// <text:span text:style-name="T10">local variable.</text:span></text:p>
      <text:p text:style-name="P38"><text:tab/>printf("%d\n", var);</text:p>
      <text:p text:style-name="P38"><text:tab/>fun();</text:p>
      <text:p text:style-name="P38"><text:tab/>return 0;</text:p>
      <text:p text:style-name="P38">}</text:p>
      <text:p text:style-name="P38">int fun()</text:p>
      <text:p text:style-name="P38">{</text:p>
      <text:p text:style-name="P38"><text:tab/>printf("%d", var);</text:p>
      <text:p text:style-name="P38">}<text:tab/>// prints 3 then 10</text:p>
      <text:p text:style-name="P38"/>
      <text:p text:style-name="P3">Auto Modifier:</text:p>
      <text:p text:style-name="P39">Auto means automatic:</text:p>
      <text:p text:style-name="P39">Variables declared inside a scope by default are automatic variables.</text:p>
      <text:p text:style-name="P39">Syntax: auto int some_var_name;</text:p>
      <text:p text:style-name="P40">#include &lt;stdio.h&gt;<text:tab/><text:tab/><text:tab/><text:tab/>#include &lt;stdio.h&gt;</text:p>
      <text:p text:style-name="P40">int main(){<text:tab/><text:tab/><text:tab/><text:tab/><text:tab/>int main(){</text:p>
      <text:p text:style-name="P40"><text:tab/>int var;<text:tab/><text:tab/><text:tab/><text:tab/><text:tab/><text:tab/>auto int var;</text:p>
      <text:p text:style-name="P40"><text:tab/>return 0;<text:tab/><text:tab/><text:tab/><text:tab/><text:tab/>return 0;</text:p>
      <text:p text:style-name="P40">}<text:tab/><text:tab/><text:tab/><text:tab/><text:tab/><text:tab/>}</text:p>
      <text:p text:style-name="P41"><text:soft-page-break/>1. if you won’t initialize auto variable, by default it will be initialized with some garbage (random) value.</text:p>
      <text:p text:style-name="P41"/>
      <text:p text:style-name="P41">#include &lt;stdio.h&gt;</text:p>
      <text:p text:style-name="P41"/>
      <text:p text:style-name="P41">int main(){</text:p>
      <text:p text:style-name="P41"><text:tab/>auto int var;</text:p>
      <text:p text:style-name="P41"><text:tab/>printf("%d\n", var);<text:tab/>// prints random number.</text:p>
      <text:p text:style-name="P41"><text:tab/>return 0;</text:p>
      <text:p text:style-name="P41">}</text:p>
      <text:p text:style-name="P41"/>
      <text:p text:style-name="P42">2. on the other hand, global variables by default initialized to 0.</text:p>
      <text:p text:style-name="P42">#include &lt;stdio.h&gt;</text:p>
      <text:p text:style-name="P42"/>
      <text:p text:style-name="P42">int var;<text:tab/><text:tab/>// <text:span text:style-name="T11">always initialized to 0;</text:span></text:p>
      <text:p text:style-name="P42">int main(){</text:p>
      <text:p text:style-name="P42"><text:tab/>printf(“%d”, var);</text:p>
      <text:p text:style-name="P42"><text:tab/>return 0;</text:p>
      <text:p text:style-name="P42">}</text:p>
      <text:p text:style-name="P42"/>
      <text:p text:style-name="P4">Extern Modifier:</text:p>
      <text:p text:style-name="P43"/>
      <text:p text:style-name="P43">int var;<text:tab/><text:tab/><text:tab/><text:tab/><text:tab/><text:tab/>extern int var;</text:p>
      <text:p text:style-name="P43">declaration and definition<text:tab/><text:tab/><text:tab/>declaration</text:p>
      <text:p text:style-name="P43"/>
      <text:p text:style-name="P43">- extern is short name for external.</text:p>
      <text:p text:style-name="P43">- used when a particular file needs to access a variable from another file.</text:p>
      <text:p text:style-name="P43"/>
      <text:p text:style-name="P43">- <text:span text:style-name="T12">when we write extern some_data_type some_variable_name; no memory is allocated. Only property of variable is announced.</text:span></text:p>
      <text:p text:style-name="P43">- <text:span text:style-name="T13">multiple declarations of extern variable is allowed within the file. This is not the case with automatic variables.</text:span></text:p>
      <text:p text:style-name="P43">- <text:span text:style-name="T13">extern variables says to compiler “go outside from my scope and you will find the definition of the variable that I declared”.</text:span></text:p>
      <text:p text:style-name="P43">- <text:span text:style-name="T13">compiler believes that whatever the extern variable said is true and produce no error. Linker throws an error when it finds no such variable exist.</text:span></text:p>
      <text:p text:style-name="P43">- <text:span text:style-name="T13">when an external variable is initialized, then memory for this variable is allocated and it will be considered defined.</text:span></text:p>
      <text:p text:style-name="P43"/>
      <text:p text:style-name="P46">013. Variable Modifiers:</text:p>
      <text:p text:style-name="P5">Memory:</text:p>
      <text:p text:style-name="P44">Register memory<text:tab/><text:tab/><text:tab/><text:tab/><text:span text:style-name="T14">very small memory but fastest.</text:span></text:p>
      <text:p text:style-name="P44">cache memory</text:p>
      <text:p text:style-name="P44">main memory → primary memory.</text:p>
      <text:p text:style-name="P44">Magnetic disks → auxillary memory</text:p>
      <text:p text:style-name="P44">magnetic tapes → auxillary memory.<text:tab/><text:span text:style-name="T14">Slowest memory.</text:span></text:p>
      <text:p text:style-name="P44"/>
      <text:p text:style-name="P45">Register modifier:</text:p>
      <text:p text:style-name="P45">syntax: register some_data_type some_variable_name</text:p>
      <text:p text:style-name="P45"/>
      <text:p text:style-name="P45"/>
      <text:p text:style-name="P45"/>
      <text:p text:style-name="P45"><text:soft-page-break/></text:p>
      <text:p text:style-name="P45">#include &lt;stdio.h&gt;</text:p>
      <text:p text:style-name="P45">int main(){</text:p>
      <text:p text:style-name="P45"><text:tab/>register int var;</text:p>
      <text:p text:style-name="P45"><text:tab/>return 0;</text:p>
      <text:p text:style-name="P45">}</text:p>
      <text:p text:style-name="P44"/>
      <text:p text:style-name="P47">What’s register modifier?</text:p>
      <text:p text:style-name="P47">- register keyword hints the compiler to store a variable in register memory.</text:p>
      <text:p text:style-name="P47">- this is done because access time reduces greatly for most frequently referred variables.</text:p>
      <text:p text:style-name="P47">- this is the choice of compiler whether it puts the given variable in register or not.</text:p>
      <text:p text:style-name="P47">- usually compiler themselves do the necessary optimizations.</text:p>
      <text:p text:style-name="P47"/>
      <text:p text:style-name="P48">- The static variable remains in memory even it’s declared within a block, on the other hand automatic variable is destroyed after the completion of function in which it was declared.</text:p>
      <text:p text:style-name="P48">- static variable if declared outside the scope of any function will act like global variable but only within the file in which it was declared.</text:p>
      <text:p text:style-name="P48">- you can only assign a constant literal or value to a static variable.</text:p>
      <text:p text:style-name="P48"/>
      <text:p text:style-name="P49">Constants in C:</text:p>
      <text:p text:style-name="P50">Constant once defined can’t be modified later in the code.</text:p>
      <text:p text:style-name="P50">-- <text:span text:style-name="T15">Defining Constants:</text:span></text:p>
      <text:p text:style-name="P50">→ <text:span text:style-name="T15">using #define<text:tab/><text:tab/></text:span><text:span text:style-name="T16">syntax: #define NAME value</text:span></text:p>
      <text:p text:style-name="P51">NAME → also called Macro, job of preprocessor to replace NAME with value.</text:p>
      <text:p text:style-name="P50">→ <text:span text:style-name="T15">using const<text:tab/><text:tab/><text:tab/></text:span></text:p>
      <text:p text:style-name="P50"/>
      <text:p text:style-name="P52">example:</text:p>
      <text:p text:style-name="P52">#include &lt;stdio.h&gt;</text:p>
      <text:p text:style-name="P52">#define PI 3.14159<text:tab/>// <text:span text:style-name="T17">do not add semicolon at the end.</text:span></text:p>
      <text:p text:style-name="P52"/>
      <text:p text:style-name="P52">int main(){</text:p>
      <text:p text:style-name="P52"><text:tab/>printf(“%.5f”, PI);</text:p>
      <text:p text:style-name="P52"><text:tab/>return 0;</text:p>
      <text:p text:style-name="P52">}</text:p>
      <text:p text:style-name="P52"/>
      <text:p text:style-name="P53">takeways of constants:</text:p>
      <text:p text:style-name="P53">1. do not add semicolon at the end of constant.</text:p>
      <text:p text:style-name="P53">2. choosing capital letters for NAME is good practice.</text:p>
      <text:p text:style-name="P53">3. Whatever inside double quotes “” won’t get replaced.</text:p>
      <text:p text:style-name="P53">4. we can use macros like function.</text:p>
      <text:p text:style-name="P53"/>
      <text:p text:style-name="P53">Example: </text:p>
      <text:p text:style-name="P53">#include &lt;stdio.h&gt;</text:p>
      <text:p text:style-name="P53">#define add(x, y) x+y</text:p>
      <text:p text:style-name="P53"/>
      <text:p text:style-name="P53">int main() {</text:p>
      <text:p text:style-name="P53"><text:tab/>printf(“addition of two numbers: %d”, add (4,3));</text:p>
      <text:p text:style-name="P53"><text:tab/>return 0;</text:p>
      <text:p text:style-name="P53">}</text:p>
      <text:p text:style-name="P53"/>
      <text:p text:style-name="P54">5. we can write multiple lines using \</text:p>
      <text:p text:style-name="P54"/>
      <text:p text:style-name="P55"><text:soft-page-break/>#include &lt;stdio.h&gt;</text:p>
      <text:p text:style-name="P55">#define greater(x, y) if(x &gt; y)\</text:p>
      <text:p text:style-name="P55"><text:tab/><text:tab/><text:tab/><text:tab/>printf(“%d is greater than %d”, x, y);\</text:p>
      <text:p text:style-name="P55"><text:tab/><text:tab/><text:tab/>else\</text:p>
      <text:p text:style-name="P55"><text:tab/><text:tab/><text:tab/><text:tab/>printf(“%d is lesser than %d”, x, y);</text:p>
      <text:p text:style-name="P55">int main(){</text:p>
      <text:p text:style-name="P55"><text:tab/>greater (5 ,6);</text:p>
      <text:p text:style-name="P55"><text:tab/>return 0;</text:p>
      <text:p text:style-name="P55">}</text:p>
      <text:p text:style-name="P55"/>
      <text:p text:style-name="P56">6. First expansion then evaluation:</text:p>
      <text:p text:style-name="P56">#include &lt;stdio.h&gt;</text:p>
      <text:p text:style-name="P56">#define add(x, y) x+y</text:p>
      <text:p text:style-name="P56"/>
      <text:p text:style-name="P56">int main(){</text:p>
      <text:p text:style-name="P56"><text:tab/>printf(“result of expression a * b + c is: %d”, 5 * add(4, 3)); // <text:span text:style-name="T18">answer is 23.</text:span></text:p>
      <text:p text:style-name="P56">}</text:p>
      <text:p text:style-name="P56"/>
      <text:p text:style-name="P57">7. some predefined macros like __DATE__, __TIME__ can print current date and time.</text:p>
      <text:p text:style-name="P58">#include &lt;stdio.h&gt;</text:p>
      <text:p text:style-name="P58"/>
      <text:p text:style-name="P58">int main(){</text:p>
      <text:p text:style-name="P58"><text:tab/>printf(“Date: %s\n”, __DATE__); <text:s/>// <text:span text:style-name="T19">date of compilation.</text:span></text:p>
      <text:p text:style-name="P58"><text:tab/>printf(“Time: %s\n”, __TIME__); // <text:span text:style-name="T19">time of compilation.</text:span></text:p>
      <text:p text:style-name="P58"><text:tab/>return 0;</text:p>
      <text:p text:style-name="P58">}</text:p>
      <text:p text:style-name="P58"/>
      <text:p text:style-name="P6">Constants part 2:</text:p>
      <text:p text:style-name="P59">Define Constants using const.</text:p>
      <text:p text:style-name="P59">Syntax: </text:p>
      <text:p text:style-name="P59">const some_data_type some_variable_name</text:p>
      <text:p text:style-name="P59"/>
      <text:p text:style-name="P60">#include &lt;stdio.h&gt;</text:p>
      <text:p text:style-name="P60"/>
      <text:p text:style-name="P60">int main()</text:p>
      <text:p text:style-name="P60">{</text:p>
      <text:p text:style-name="P60"><text:tab/>int var = 67;</text:p>
      <text:p text:style-name="P60"><text:tab/>var = 57;<text:tab/><text:tab/><text:tab/>// var will change to 57.</text:p>
      <text:p text:style-name="P60"><text:tab/>printf(“%d”, var);</text:p>
      <text:p text:style-name="P60">}</text:p>
      <text:p text:style-name="P60"/>
      <text:p text:style-name="P60">------------------------------------------------------------ </text:p>
      <text:p text:style-name="P60">#include &lt;stdio.h&gt;</text:p>
      <text:p text:style-name="P60"/>
      <text:p text:style-name="P60">int main()</text:p>
      <text:p text:style-name="P60">{</text:p>
      <text:p text:style-name="P60"><text:tab/>const int var = 67;</text:p>
      <text:p text:style-name="P60"><text:tab/>var = 60;<text:tab/><text:tab/><text:tab/>// will raise an error: assignment of read-only variable.</text:p>
      <text:p text:style-name="P60"><text:tab/>printf(“%d”, var);</text:p>
      <text:p text:style-name="P60">}</text:p>
      <text:p text:style-name="P60"/>
      <text:p text:style-name="P60"/>
      <text:p text:style-name="P61"><text:soft-page-break/>#include &lt;stdio.h&gt;</text:p>
      <text:p text:style-name="P61"/>
      <text:p text:style-name="P61">int main(){</text:p>
      <text:p text:style-name="P61"><text:tab/>int var = 052; // preceeding <text:span text:style-name="T20">0 converts the number to octal.</text:span></text:p>
      <text:p text:style-name="P61"><text:tab/><text:span text:style-name="T20">printf(“%d”, var); // </text:span><text:span text:style-name="T21">will print to 42 </text:span><text:span text:style-name="T22">in decimal.</text:span></text:p>
      <text:p text:style-name="P61"><text:tab/><text:span text:style-name="T20">return 0;</text:span></text:p>
      <text:p text:style-name="P61">}</text:p>
      <text:p text:style-name="P63">================================================= </text:p>
      <text:p text:style-name="P62"/>
      <text:p text:style-name="P63">#include &lt;stdio.h&gt;</text:p>
      <text:p text:style-name="P63"/>
      <text:p text:style-name="P63">int main(){</text:p>
      <text:p text:style-name="P63"><text:tab/>int var = 052;</text:p>
      <text:p text:style-name="P63"><text:tab/>printf(“%o”, var); // will print 52 in octal.</text:p>
      <text:p text:style-name="P63"><text:tab/>return 0;</text:p>
      <text:p text:style-name="P63">}</text:p>
      <text:p text:style-name="P64">====================================== </text:p>
      <text:p text:style-name="P64"/>
      <text:p text:style-name="P64">#include &lt;stdio.h&gt;</text:p>
      <text:p text:style-name="P64"/>
      <text:p text:style-name="P64">#define STRING "%s\n"</text:p>
      <text:p text:style-name="P64">#define NESO "Welcome to neso academy!"</text:p>
      <text:p text:style-name="P64"/>
      <text:p text:style-name="P64">int main(){</text:p>
      <text:p text:style-name="P64"><text:tab/>printf(STRING, NESO); //<text:span text:style-name="T23">prints: Welcome to neso academy!</text:span></text:p>
      <text:p text:style-name="P64"><text:tab/>return 0;</text:p>
      <text:p text:style-name="P64">}</text:p>
      <text:p text:style-name="P64"/>
      <text:p text:style-name="P65">======================================</text:p>
      <text:p text:style-name="P65"/>
      <text:p text:style-name="P7">scanf:</text:p>
      <text:p text:style-name="P66">stands for scan formatted string</text:p>
      <text:p text:style-name="P66">accept character, string and numeric data from the user using standard input – keyboard.</text:p>
      <text:p text:style-name="P67">scanf also use format specifiers like printf</text:p>
      <text:p text:style-name="P67">for example: </text:p>
      <text:p text:style-name="P67">%d to accept input of integer type.</text:p>
      <text:p text:style-name="P67">%c to accept input of character type.</text:p>
      <text:p text:style-name="P67">%s to accept a string.</text:p>
      <text:p text:style-name="P67"/>
      <text:p text:style-name="P68">Example:</text:p>
      <text:p text:style-name="P68">int var;</text:p>
      <text:p text:style-name="P68">scanf(“%d”, &amp;var); // <text:span text:style-name="T24">do not forget the ampersand symbol.</text:span></text:p>
      <text:p text:style-name="P68"/>
      <text:p text:style-name="P69">Why &amp;?</text:p>
      <text:p text:style-name="P69">while scanning the input, scanf needs to store that input data somewhere.</text:p>
      <text:p text:style-name="P69">To store this input data, scanf needs to know the memory location of a variable.</text:p>
      <text:p text:style-name="P69">&amp; is also called as address-of operator.</text:p>
      <text:p text:style-name="P69">&amp;var<text:tab/><text:span text:style-name="T25">== <text:s/></text:span>address-of var</text:p>
      <text:p text:style-name="P69"/>
      <text:p text:style-name="P70">#include &lt;stdio.h&gt;</text:p>
      <text:p text:style-name="P69"/>
      <text:p text:style-name="P69">int main()</text:p>
      <text:p text:style-name="P69">{</text:p>
      <text:p text:style-name="P69"><text:tab/>int a, b;</text:p>
      <text:p text:style-name="P69"><text:tab/>printf("Enter first number\n");</text:p>
      <text:p text:style-name="P69"><text:tab/>scanf("%d", &amp;a);</text:p>
      <text:p text:style-name="P69"><text:tab/>printf("Enter second number\n");</text:p>
      <text:p text:style-name="P69"><text:tab/>scanf("%d", &amp;b);</text:p>
      <text:p text:style-name="P69"><text:tab/>printf("%d + %d = %d\n", a, b, a+b);</text:p>
      <text:p text:style-name="P69"><text:tab/>return 0;</text:p>
      <text:p text:style-name="P69">}</text:p>
      <text:p text:style-name="P69"/>
      <text:p text:style-name="P71">=================================== </text:p>
      <text:p text:style-name="P71">#include &lt;stdio.h&gt;</text:p>
      <text:p text:style-name="P71"/>
      <text:p text:style-name="P71">int main(){</text:p>
      <text:p text:style-name="P71"><text:tab/>int var = 0x43FF; //0x is a prefix for hexadecimal.</text:p>
      <text:p text:style-name="P71"><text:tab/>printf("%x", var); //will print 43FF.</text:p>
      <text:p text:style-name="P71"><text:tab/>return 0;</text:p>
      <text:p text:style-name="P71">}</text:p>
      <text:p text:style-name="P72">====================================== </text:p>
      <text:p text:style-name="P72">#include &lt;stdio.h&gt;</text:p>
      <text:p text:style-name="P72"/>
      <text:p text:style-name="P72">int main()</text:p>
      <text:p text:style-name="P72">{</text:p>
      <text:p text:style-name="P72"><text:tab/>int var = 0X43FF; //0X --&gt; prefix for hexadecimal.</text:p>
      <text:p text:style-name="P72"><text:tab/>printf("%d", var); //will print decimal.</text:p>
      <text:p text:style-name="P72"><text:tab/>return 0;</text:p>
      <text:p text:style-name="P72">}</text:p>
      <text:p text:style-name="P73">=========================================== </text:p>
      <text:p text:style-name="P73">#include &lt;stdio.h&gt;</text:p>
      <text:p text:style-name="P73"/>
      <text:p text:style-name="P73">static int i;</text:p>
      <text:p text:style-name="P73">static int i = 27;</text:p>
      <text:p text:style-name="P73">static int i;</text:p>
      <text:p text:style-name="P73">int main(){</text:p>
      <text:p text:style-name="P73"><text:tab/>static int i;</text:p>
      <text:p text:style-name="P73"><text:tab/>printf("%d", i);<text:tab/>// will print 0</text:p>
      <text:p text:style-name="P73"><text:tab/>return 0;</text:p>
      <text:p text:style-name="P73">}</text:p>
      <text:p text:style-name="P74">==========================================</text:p>
      <text:p text:style-name="P74"/>
      <text:p text:style-name="P75">Memory layout of C program:</text:p>
      <text:p text:style-name="P76">Two memory segments:</text:p>
      <text:p text:style-name="P76">1. text/code segment: Contains machine code of the compiled program.</text:p>
      <text:p text:style-name="P76">2. Data segment:</text:p>
      <text:p text:style-name="P76"><text:tab/>a. initialized: Global, extern, static (both local and global) const global variables.</text:p>
      <text:p text:style-name="P76"><text:tab/><text:tab/>I. Read only.</text:p>
      <text:p text:style-name="P76"><text:tab/><text:tab/>II. Read Write.</text:p>
      <text:p text:style-name="P76"><text:tab/>b. Uninitialized: uninitialized global, static (both local and global) constant global variables.</text:p>
      <text:p text:style-name="P76"><text:tab/><text:tab/><text:tab/>: uninitialized data segment also have read-only and read write sections.</text:p>
      <text:p text:style-name="P76"><text:tab/><text:tab/>(bss – Block started by symbol).</text:p>
      <text:p text:style-name="P76"><text:tab/>c. stack</text:p>
      <text:p text:style-name="P76">d. heap.</text:p>
      <text:p text:style-name="P76"/>
      <text:p text:style-name="P77">020. Introduction to operators in c:</text:p>
      <text:p text:style-name="P77">arithmetic operators → +,-,*,/,%</text:p>
      <text:p text:style-name="P77">Increment / decrement operators → ++, --</text:p>
      <text:p text:style-name="P77">Relational operators → ==, !=, &lt;=, &gt;=, &lt; , &gt; </text:p>
      <text:p text:style-name="P79">Logical operators → &amp;&amp;, ||, !</text:p>
      <text:p text:style-name="P79">Bitwise operators → &amp;, ^, |, ~, &gt;&gt;, &lt;&lt;</text:p>
      <text:p text:style-name="P79">Assignment operators → = , +=, -=, *=, /=, %=, &lt;&lt;=, &gt;&gt;=, &amp;=, ^=, |=</text:p>
      <text:p text:style-name="P79">other operators → ?=<text:tab/>&amp;<text:tab/>*<text:tab/>sizeof()<text:tab/>,</text:p>
      <text:p text:style-name="P79"/>
      <text:p text:style-name="P80">021. <text:span text:style-name="T26">Arithmetic operators:</text:span></text:p>
      <text:p text:style-name="P78">arithmetic operators → +,-,*,/,%</text:p>
      <text:p text:style-name="P80">all are binary operators → means two operands are required to perform operation.</text:p>
      <text:p text:style-name="P80"/>
      <text:p text:style-name="P81">#include &lt;stdio.h&gt;</text:p>
      <text:p text:style-name="P81"/>
      <text:p text:style-name="P81">int main(){</text:p>
      <text:p text:style-name="P81"><text:tab/>int a , b;</text:p>
      <text:p text:style-name="P81"><text:tab/>printf(“enter the first number\n”);</text:p>
      <text:p text:style-name="P81"><text:tab/>scanf(“%d”, &amp;a);</text:p>
      <text:p text:style-name="P81"><text:tab/>printf(“Enter the second number\n”);</text:p>
      <text:p text:style-name="P81"><text:tab/>scanf(“%d”, &amp;b);</text:p>
      <text:p text:style-name="P81"/>
      <text:p text:style-name="P81"><text:tab/>printf<text:span text:style-name="T27">(“a / b = %d\n”, a/b);</text:span></text:p>
      <text:p text:style-name="P81"><text:tab/><text:span text:style-name="T27">printf(“a / b = %d\n”, a%b);</text:span></text:p>
      <text:p text:style-name="P81"><text:tab/><text:span text:style-name="T27">return 0;</text:span></text:p>
      <text:p text:style-name="P81">}</text:p>
      <text:p text:style-name="P81"/>
      <text:p text:style-name="P82">operator precedence and associativity: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84">Precedence</text:p>
          </table:table-cell>
          <table:table-cell table:style-name="Table1.A1" office:value-type="string">
            <text:p text:style-name="P84">Operators</text:p>
          </table:table-cell>
          <table:table-cell table:style-name="Table1.A1" office:value-type="string">
            <text:p text:style-name="P84">Associativity</text:p>
          </table:table-cell>
        </table:table-row>
        <table:table-row>
          <table:table-cell table:style-name="Table1.A1" office:value-type="string">
            <text:p text:style-name="P84">Highest</text:p>
          </table:table-cell>
          <table:table-cell table:style-name="Table1.A1" office:value-type="string">
            <text:p text:style-name="Table_20_Contents">*, /, %</text:p>
          </table:table-cell>
          <table:table-cell table:style-name="Table1.A1" office:value-type="string">
            <text:p text:style-name="P84">Left to right</text:p>
          </table:table-cell>
        </table:table-row>
        <table:table-row>
          <table:table-cell table:style-name="Table1.A1" office:value-type="string">
            <text:p text:style-name="P84">Lowest</text:p>
          </table:table-cell>
          <table:table-cell table:style-name="Table1.A1" office:value-type="string">
            <text:p text:style-name="P84">+, -</text:p>
          </table:table-cell>
          <table:table-cell table:style-name="Table1.A1" office:value-type="string">
            <text:p text:style-name="P94">Left to right</text:p>
          </table:table-cell>
        </table:table-row>
      </table:table>
      <text:p text:style-name="P82"/>
      <text:p text:style-name="P82">Note: Associativity is used only when two or more operators are of same precedence.</text:p>
      <text:p text:style-name="P82">For example: +, -</text:p>
      <text:p text:style-name="P82">Same precedence therefore, we use associativity.</text:p>
      <text:p text:style-name="P82"/>
      <text:p text:style-name="P83">#include &lt;stdio.h&gt;</text:p>
      <text:p text:style-name="P82"/>
      <text:p text:style-name="P82">int main(){</text:p>
      <text:p text:style-name="P82"><text:tab/>int a = 2, b = 3, c = 4, d = 5;</text:p>
      <text:p text:style-name="P82"><text:tab/>printf("a * b / c = %d\n", a*b/c);</text:p>
      <text:p text:style-name="P82"><text:tab/>printf("a + b - c = %d\n", a+b-c);</text:p>
      <text:p text:style-name="P82"><text:tab/>printf("a + b * d - c %% a = %d\n", a+b*d-c%a);</text:p>
      <text:p text:style-name="P82"><text:tab/>return 0;</text:p>
      <text:p text:style-name="P82">}</text:p>
      <text:p text:style-name="P82"/>
      <text:p text:style-name="P85">022. <text:span text:style-name="T26">Increment and decrement in C:</text:span></text:p>
      <text:p text:style-name="P85"># Increment operator is used to increment the value of a variable by one.</text:p>
      <text:p text:style-name="P85">Similarly, decrement operator is used to decrement the value of a variable by one.</text:p>
      <text:p text:style-name="P85"/>
      <text:p text:style-name="P86">Increment:<text:tab/><text:tab/><text:tab/><text:tab/><text:tab/>Decrement:</text:p>
      <text:p text:style-name="P86">int a = 5;<text:tab/><text:tab/><text:tab/><text:tab/><text:tab/>int a = 5;</text:p>
      <text:p text:style-name="P86">a++;<text:tab/><text:tab/><text:tab/><text:tab/><text:tab/><text:tab/>a--;</text:p>
      <text:p text:style-name="P86"/>
      <text:p text:style-name="P86">a = 6<text:tab/><text:tab/><text:tab/><text:tab/><text:tab/><text:tab/>a = 4</text:p>
      <text:p text:style-name="P86"/>
      <text:p text:style-name="P88"># increment and decrement operators:</text:p>
      <text:p text:style-name="P87">* Both are unary operators:</text:p>
      <text:p text:style-name="P87">- because they are applied on single operand.<text:tab/><text:tab/>a++; not a++a;</text:p>
      <text:p text:style-name="P87">* pre and post:</text:p>
      <text:p text:style-name="P87">- pre-increment operator:<text:tab/>++a;</text:p>
      <text:p text:style-name="P87">- post-increment operator: <text:tab/>a++;</text:p>
      <text:p text:style-name="P87">- pre-decrement operator:<text:tab/>--a;</text:p>
      <text:p text:style-name="P87">- post-decrement operator:<text:tab/>a--;</text:p>
      <text:p text:style-name="P87">* you cannot use <text:span text:style-name="T26">rvalue</text:span> before or after increment / decrement operator.</text:p>
      <text:p text:style-name="P87">Example: </text:p>
      <text:p text:style-name="P87">(a+b)++;<text:tab/>→ error!<text:tab/><text:tab/><text:tab/>++(a+b);<text:tab/>→ error!</text:p>
      <text:p text:style-name="P87"/>
      <text:p text:style-name="P92">Lvalue (left value): simply means an object that has an identifiable location in memory (i.e. having an address).</text:p>
      <text:p text:style-name="P92">- in any assignment statement “lvalue” must have the capability to hold the data.</text:p>
      <text:p text:style-name="P92">- lvalue must be a variable because they have the capability to store the data.</text:p>
      <text:p text:style-name="P92">- lvalue cannot be a function, expression (like a+b) or a constant (like 3,4 etc).</text:p>
      <text:p text:style-name="P92"/>
      <text:p text:style-name="P92">Rvalue (right value): simply means an object that has no identifiable location in memory.</text:p>
      <text:p text:style-name="P92"/>
      <text:p text:style-name="P92">- <text:span text:style-name="T28">Anything which is capable of returning a constant expression or value.</text:span></text:p>
      <text:p text:style-name="P92">- <text:span text:style-name="T28">Expressions like a +b will return some constant value.</text:span></text:p>
      <text:p text:style-name="P92"/>
      <text:p text:style-name="P93">Difference between pre &amp; post increment and decrement:</text:p>
      <text:p text:style-name="P93">pre- means first increment / decrement then assign it to another variable.</text:p>
      <text:p text:style-name="P93">Post- means first assign it to another variable then increment/decrement.</text:p>
      <text:p text:style-name="P93"/>
      <text:p text:style-name="P93"/>
      <text:p text:style-name="P95">What is the output of the following C program?</text:p>
      <text:p text:style-name="P96"/>
      <text:p text:style-name="P96">#include &lt;stdio.h&gt;</text:p>
      <text:p text:style-name="P96"/>
      <text:p text:style-name="P96">int main(){</text:p>
      <text:p text:style-name="P96"><text:tab/>int a =4, b = 3;</text:p>
      <text:p text:style-name="P96"><text:tab/>printf(“%d”, a+++b);</text:p>
      <text:p text:style-name="P96"><text:tab/>return 0;</text:p>
      <text:p text:style-name="P96">}</text:p>
      <text:p text:style-name="P96"/>
      <text:p text:style-name="P97"># Token Generation:</text:p>
      <text:p text:style-name="P97">* lexical analysis is the first phase in the compilation process.</text:p>
      <text:p text:style-name="P97">* Lexical analyzer (scanner) scans the whole source program and when it finds the meaningful sequence of characters (lexemes) then it converts it into a token.</text:p>
      <text:p text:style-name="P97">* Token: lexeme mapped into token-name and attribute-value.</text:p>
      <text:p text:style-name="P97">Example: <text:tab/>int → &lt;keyword, int&gt;</text:p>
      <text:p text:style-name="P97">* it always matches the longest character sequence.</text:p>
      <text:p text:style-name="P97">int a = 5;<text:tab/>→ int, a, =, 5, ;</text:p>
      <text:p text:style-name="P97"/>
      <text:p text:style-name="P98">so, a+++b → will be a++ then +b</text:p>
      <text:p text:style-name="P98">* post increment / decrement in context of equation:</text:p>
      <text:p text:style-name="P98">- first use the value in the equation and then increment the value.</text:p>
      <text:p text:style-name="P98">* pre increment / decrement in context of equation:</text:p>
      <text:p text:style-name="P98">- first increment the value and then use in the equation after completion of the equation.</text:p>
      <text:p text:style-name="P98"/>
      <text:p text:style-name="P8">024. Relational Operators:</text:p>
      <text:p text:style-name="P99">== → equal to</text:p>
      <text:p text:style-name="P99">!= → not equal to</text:p>
      <text:p text:style-name="P99">&lt;= → less than or equal to</text:p>
      <text:p text:style-name="P99">&gt;= → greater than or equal to</text:p>
      <text:p text:style-name="P99">&lt; → less than</text:p>
      <text:p text:style-name="P99">&gt; → greater than</text:p>
      <text:p text:style-name="P99"/>
      <text:p text:style-name="P99">* <text:span text:style-name="T29">All relational operators will return either True or False.</text:span></text:p>
      <text:p text:style-name="P99"/>
      <text:p text:style-name="P100">4==5 is equivalent to is 4 == 5?</text:p>
      <text:p text:style-name="P100">4!=5 is equivalent to is 4 != 5?</text:p>
      <text:p text:style-name="P100"/>
      <text:p text:style-name="P90">025 . Logical operators:</text:p>
      <text:p text:style-name="P101">&amp;&amp; → and</text:p>
      <text:p text:style-name="P101">|| → or</text:p>
      <text:p text:style-name="P101">! → not</text:p>
      <text:p text:style-name="P101"/>
      <text:p text:style-name="P102">&amp;&amp; and || are used to combine two conditions.</text:p>
      <text:p text:style-name="P102"><text:span text:style-name="T31">&amp;&amp;-</text:span>returns TRUE when all conditions under consideration are true and return FALSE when any one or more than one condition is false.</text:p>
      <text:p text:style-name="P102"/>
      <text:p text:style-name="P103"/>
      <text:p text:style-name="P103"/>
      <text:p text:style-name="P103"/>
      <text:p text:style-name="P103"/>
      <text:p text:style-name="P103"/>
      <text:p text:style-name="P103"><text:soft-page-break/>For example:</text:p>
      <text:p text:style-name="P103"/>
      <text:p text:style-name="P103">int a = 5;</text:p>
      <text:p text:style-name="P103"/>
      <text:p text:style-name="P103">if (a == 5 &amp;&amp; a != 6 &amp;&amp; a &lt;= 56 &amp;&amp; a &gt; 4)</text:p>
      <text:p text:style-name="P103">{</text:p>
      <text:p text:style-name="P103"><text:tab/>printf(“Welcome to this beautiful world of operators”);</text:p>
      <text:p text:style-name="P103">}</text:p>
      <text:p text:style-name="P103"/>
      <text:p text:style-name="P104"><text:span text:style-name="T31">||</text:span> - returns TRUE when one or more than one condition under consideration is true and returns FALSE when all conditions are false.</text:p>
      <text:p text:style-name="P104"/>
      <text:p text:style-name="P104">For example:</text:p>
      <text:p text:style-name="P104"/>
      <text:p text:style-name="P104">int a = 5;</text:p>
      <text:p text:style-name="P104">if (a != 5 || a == 6 || a &gt;= 56 || a &gt; 4)</text:p>
      <text:p text:style-name="P104">{</text:p>
      <text:p text:style-name="P104"><text:tab/><text:span text:style-name="T30">printf(“Welcome to this beautiful world of operators”);</text:span></text:p>
      <text:p text:style-name="P104">}</text:p>
      <text:p text:style-name="P104"/>
      <text:p text:style-name="P104">! <text:span text:style-name="T32">operator is used to complement the condition under consideration.</text:span></text:p>
      <text:p text:style-name="P104"/>
      <text:p text:style-name="P104">!- <text:span text:style-name="T32">returns TRUE when condition is FALSE and returns FALSE when condition is true.</text:span></text:p>
      <text:p text:style-name="P104"/>
      <text:p text:style-name="P105">For example:</text:p>
      <text:p text:style-name="P105"/>
      <text:p text:style-name="P105">int a = 5;</text:p>
      <text:p text:style-name="P105">if (!(a == 6))</text:p>
      <text:p text:style-name="P105">{</text:p>
      <text:p text:style-name="P105"><text:tab/><text:span text:style-name="T30">printf(“Welcome to this beautiful world of operators”);</text:span></text:p>
      <text:p text:style-name="P105">}</text:p>
      <text:p text:style-name="P105"/>
      <text:p text:style-name="P106">Concept of short circuit in logical operators:</text:p>
      <text:p text:style-name="P106"/>
      <text:p text:style-name="P106">Short circuit in case of &amp;&amp;: simply means if there is a condition anywhere in the expression that returns false, then the rest of the conditions after that will not be evaluated.</text:p>
      <text:p text:style-name="P106"/>
      <text:p text:style-name="P109">#include &lt;stdio.h&gt;</text:p>
      <text:p text:style-name="P109"/>
      <text:p text:style-name="P109">int main() {</text:p>
      <text:p text:style-name="P109"><text:tab/>int a = 5, b = 3;</text:p>
      <text:p text:style-name="P109"><text:tab/>int incr;</text:p>
      <text:p text:style-name="P109"/>
      <text:p text:style-name="P109"><text:tab/>incr = (a &lt; b) &amp;&amp; (b++);</text:p>
      <text:p text:style-name="P109"><text:tab/>printf(“%d\n”, incr);</text:p>
      <text:p text:style-name="P109"><text:tab/>printf(“%d”, b);</text:p>
      <text:p text:style-name="P109"><text:tab/>return 0;</text:p>
      <text:p text:style-name="P109">}</text:p>
      <text:p text:style-name="P109"/>
      <text:p text:style-name="P109"/>
      <text:p text:style-name="P107">Short circuit in case of <text:span text:style-name="T33">||</text:span>: simply means if there is a condition anywhere in the expression that returns <text:span text:style-name="T33">True</text:span>, then the rest of the conditions after that will not be evaluated.</text:p>
      <text:p text:style-name="P108"/>
      <text:p text:style-name="P110">#include &lt;stdio.h&gt;</text:p>
      <text:p text:style-name="P110"/>
      <text:p text:style-name="P110">int main() {</text:p>
      <text:p text:style-name="P110"><text:tab/>int a = 5, b = 3;</text:p>
      <text:p text:style-name="P110"><text:tab/>int incr;</text:p>
      <text:p text:style-name="P110"/>
      <text:p text:style-name="P110"><text:tab/>incr = (a &gt; b) &amp;&amp; (b++);</text:p>
      <text:p text:style-name="P110"><text:tab/>printf(“%d\n”, incr);</text:p>
      <text:p text:style-name="P110"><text:tab/>printf(“%d”, b);</text:p>
      <text:p text:style-name="P110"><text:tab/>return 0;</text:p>
      <text:p text:style-name="P110">}</text:p>
      <text:p text:style-name="P110"/>
      <text:p text:style-name="P91">026 – Bitwise operators in C : part 001</text:p>
      <text:p text:style-name="P111">* <text:span text:style-name="T34">it does bitwise manipulation.</text:span></text:p>
      <text:p text:style-name="P112">&amp; → AND</text:p>
      <text:p text:style-name="P112">| → OR</text:p>
      <text:p text:style-name="P112">~ → NOT</text:p>
      <text:p text:style-name="P112">&lt;&lt; → left shift</text:p>
      <text:p text:style-name="P112">&gt;&gt; → Right shift</text:p>
      <text:p text:style-name="P112">^ → XOR</text:p>
      <text:p text:style-name="P112"/>
      <text:p text:style-name="P113">Bitwise AND (&amp;) operator:</text:p>
      <text:p text:style-name="P113">* it takes two bits at a time and perform AND operation.</text:p>
      <text:p text:style-name="P113">* AND is binary operator. It takes two numbers and performs bitwise AND.</text:p>
      <text:p text:style-name="P113">* Result of AND is 1 when both bits are 1.</text:p>
      <text:p text:style-name="P113"/>
      <text:p text:style-name="P114">Bitwise OR (|) operator:</text:p>
      <text:p text:style-name="P114">* it takes two bits at a time and perform OR operation.</text:p>
      <text:p text:style-name="P114">* OR (|) is binary operator. It takes two numbers and performs bitwise OR.</text:p>
      <text:p text:style-name="P114">* Result of OR is 0 when both bits are 0.</text:p>
      <text:p text:style-name="P114"/>
      <text:p text:style-name="P115">Bitwise NOT (~) operator:</text:p>
      <text:p text:style-name="P115">* NOT is a unary operator.</text:p>
      <text:p text:style-name="P115">* it’s job is to complement each bit one by one.</text:p>
      <text:p text:style-name="P115">* Result of NOT is 0 when bit is 1 and 1 when bit is 0.</text:p>
      <text:p text:style-name="P115"/>
      <text:p text:style-name="P89">Difference between bitwise and logical operators:</text:p>
      <text:p text:style-name="P116">#include &lt;stdio.h&gt;</text:p>
      <text:p text:style-name="P116"/>
      <text:p text:style-name="P116">int main(){</text:p>
      <text:p text:style-name="P116"><text:tab/>char x = 1, y = 2; //x = 1 (0000 0001), y = 2 (0000 0010)</text:p>
      <text:p text:style-name="P116"><text:tab/>if(x&amp;y)<text:tab/><text:tab/>//1&amp;2 = 0 (0000 0000)</text:p>
      <text:p text:style-name="P116"><text:tab/><text:tab/>printf("Result of x&amp;y is 1\n");<text:tab/>//<text:span text:style-name="T35">will not print</text:span></text:p>
      <text:p text:style-name="P116"><text:tab/>else</text:p>
      <text:p text:style-name="P116"><text:tab/><text:tab/>printf("Result of x&amp;y is 0\n");<text:tab/>//<text:span text:style-name="T35">will print</text:span></text:p>
      <text:p text:style-name="P116"><text:tab/>if(x&amp;&amp;y)<text:tab/>//1&amp;&amp;2 = TRUE &amp;&amp; TRUE = TRUE = 1</text:p>
      <text:p text:style-name="P116"><text:tab/><text:tab/>printf("Result of x&amp;&amp;y is 1\n");</text:p>
      <text:p text:style-name="P116"><text:tab/>return 0;</text:p>
      <text:p text:style-name="P116">}</text:p>
      <text:p text:style-name="P120"><text:soft-page-break/>027 – Bitwise operators in c – part 002</text:p>
      <text:p text:style-name="P117">Left shift operator:</text:p>
      <text:p text:style-name="P117">first operand <text:tab/><text:tab/><text:tab/>&lt;&lt;<text:tab/> second operand</text:p>
      <text:p text:style-name="P117">whose bits get left shifted<text:tab/><text:tab/>Decides the number of places to shift the bits.</text:p>
      <text:p text:style-name="P117"/>
      <text:p text:style-name="P117">* <text:span text:style-name="T36">when bits are shifted left then trailing positions are filled with zeros.</text:span></text:p>
      <text:p text:style-name="P118">How left shift works?</text:p>
      <text:p text:style-name="P118">Var &lt;&lt; 1</text:p>
      <text:p text:style-name="P118">left shift by 1 position </text:p>
      <text:p text:style-name="P118">var = 3</text:p>
      <text:p text:style-name="P118">3 = 0000 0011 → 0000 011_ → 0000 0110 <text:s/>= 6</text:p>
      <text:p text:style-name="P118"/>
      <text:p text:style-name="P118">* <text:span text:style-name="T37">left shifting is equivalent to multiplication by</text:span></text:p>
      <text:p text:style-name="P119">2 ^ right operand</text:p>
      <text:p text:style-name="P119">example:</text:p>
      <text:p text:style-name="P119">var = 3;</text:p>
      <text:p text:style-name="P119">var &lt;&lt; 1<text:tab/>output: 6 = [3x2^1]</text:p>
      <text:p text:style-name="P119">var &lt;&lt; 4<text:tab/>output: 48 = [3x2^4]</text:p>
      <text:p text:style-name="P119"/>
      <text:p text:style-name="P122">028 – <text:span text:style-name="T38">Bitwise operators in c – part 003</text:span></text:p>
      <text:p text:style-name="P123">Right shift operator:</text:p>
      <text:p text:style-name="P123">first operand <text:tab/><text:tab/><text:tab/>&gt;&gt;<text:tab/> second operand</text:p>
      <text:p text:style-name="P123">whose bits get right shifted <text:tab/><text:tab/>Decides number of places to shift the bits.</text:p>
      <text:p text:style-name="P123"/>
      <text:p text:style-name="P119">* <text:span text:style-name="T39">when bits are right shifted then leading positions are filled with zeros.</text:span></text:p>
      <text:p text:style-name="P119"/>
      <text:p text:style-name="P126"><text:span text:style-name="T40">#include</text:span><text:span text:style-name="T41"> </text:span><text:span text:style-name="T42">&lt;stdio.h&gt;</text:span></text:p>
      <text:p text:style-name="P127"/>
      <text:p text:style-name="P125"><text:span text:style-name="T41">int</text:span> <text:span text:style-name="T43">main</text:span>(){</text:p>
      <text:p text:style-name="P125"><text:span text:style-name="T41">char</text:span> <text:span text:style-name="T44">var</text:span> <text:span text:style-name="T45">=</text:span> <text:span text:style-name="T46">3</text:span>;<text:span text:style-name="T47"> // Note: 3 in binary = 0000 0011</text:span></text:p>
      <text:p text:style-name="P125"><text:span text:style-name="T43">printf</text:span>(<text:span text:style-name="T42">"</text:span><text:span text:style-name="T44">%d</text:span><text:span text:style-name="T42">"</text:span>, <text:span text:style-name="T44">var</text:span> <text:span text:style-name="T45">&gt;&gt;</text:span> <text:span text:style-name="T46">1</text:span>);<text:span text:style-name="T47"> //prints 1</text:span></text:p>
      <text:p text:style-name="P125"><text:span text:style-name="T40">return</text:span> <text:span text:style-name="T46">0</text:span>;</text:p>
      <text:p text:style-name="P125">}</text:p>
      <text:p text:style-name="P124"/>
      <text:p text:style-name="P124">* <text:span text:style-name="T48">How right shift works?</text:span></text:p>
      <text:p text:style-name="P128">Var &gt;&gt; 1<text:tab/><text:tab/><text:tab/><text:tab/>var = 3</text:p>
      <text:p text:style-name="P128"><text:tab/><text:tab/><text:tab/><text:tab/><text:tab/>3 = 0000 0011</text:p>
      <text:p text:style-name="P128">right shift by 1 position<text:tab/><text:tab/>_000 0001</text:p>
      <text:p text:style-name="P128">leading position filled with zero<text:tab/>0000 0001<text:tab/><text:tab/><text:tab/><text:tab/></text:p>
      <text:p text:style-name="P128"/>
      <text:p text:style-name="P128">* <text:span text:style-name="T49">Right shifting is equivalent to division by 2 ^ right operand</text:span></text:p>
      <text:p text:style-name="P128"/>
      <text:p text:style-name="P129">example:</text:p>
      <text:p text:style-name="P129">var = 3;<text:tab/><text:tab/>var &gt;&gt; 1<text:tab/><text:tab/>output: 1<text:tab/>[3 / 2^1]</text:p>
      <text:p text:style-name="P129">var = 32;<text:tab/><text:tab/>var &gt;&gt; 4<text:tab/><text:tab/>output: 2<text:tab/>[3/2^4]</text:p>
      <text:p text:style-name="P1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2T18:32:31.449486292</meta:creation-date>
    <dc:date>2023-09-29T12:25:42.082385371</dc:date>
    <meta:editing-duration>PT16H31M57S</meta:editing-duration>
    <meta:editing-cycles>159</meta:editing-cycles>
    <meta:generator>LibreOffice/7.3.7.2$Linux_X86_64 LibreOffice_project/30$Build-2</meta:generator>
    <meta:document-statistic meta:table-count="1" meta:image-count="0" meta:object-count="0" meta:page-count="16" meta:paragraph-count="626" meta:word-count="3315" meta:character-count="19037" meta:non-whitespace-character-count="16050"/>
  </office:meta>
</office:document-meta>
</file>